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list-style-name="L1"/>
    <style:style style:name="P3" style:family="paragraph" style:parent-style-name="Text_20_body" style:list-style-name="L1"/>
    <style:style style:name="P4" style:family="paragraph" style:parent-style-name="Heading_20_1">
      <style:paragraph-properties fo:break-before="page"/>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Einführung<text:tab/>2</text:p>
        </text:index-body>
      </text:table-of-content>
      <text:h text:style-name="Heading_20_1" text:outline-level="1"/>
      <text:h text:style-name="P4" text:outline-level="1">Einführung</text:h>
      <text:p text:style-name="Text_20_body">Wir mögen Fernsehserien so sehr, dass wir sie archivieren. Wenn wir sie bekommen haben die einzelnen Videos Dateinamen in d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h text:style-name="Heading_20_1" text:outline-level="1">Programmstruktur</text:h>
      <text:p text:style-name="Text_20_body">Im groben teilt sich das Programm in zwei Funktionen auf:</text:p>
      <text:list text:style-name="L1">
        <text:list-item>
          <text:p text:style-name="P2">Informationen aus einem Dateinamen extrahieren</text:p>
        </text:list-item>
        <text:list-item>
          <text:p text:style-name="P2">Neuen Dateinamen zusammensetzen</text:p>
        </text:list-item>
      </text:list>
      <text:p text:style-name="Text_20_body">Dies sieht noch recht simpel aus, um es jedoch korrekt umzusetzen entsteht ein recht stattliches Objektmodell:</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Dateinamen" style:family="paragraph" style:parent-style-name="Text_20_body" style:class="text">
      <style:paragraph-properties fo:background-color="#e6e6e6">
        <style:background-image/>
      </style:paragraph-properties>
      <style:text-properties style:font-name="Courier New" fo:language="zxx" fo:country="none"/>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13T13:57:51</meta:creation-date>
    <dc:creator>Lennart Wagner</dc:creator>
    <dc:date>2007-05-14T09:17:25</dc:date>
    <dc:language>de-DE</dc:language>
    <meta:editing-cycles>13</meta:editing-cycles>
    <meta:editing-duration>PT10H51M46S</meta:editing-duration>
    <meta:user-defined meta:name="Info 1"/>
    <meta:user-defined meta:name="Info 2"/>
    <meta:user-defined meta:name="Info 3"/>
    <meta:user-defined meta:name="Info 4"/>
    <meta:document-statistic meta:table-count="0" meta:image-count="0" meta:object-count="0" meta:page-count="2" meta:paragraph-count="22" meta:word-count="132" meta:character-count="1006"/>
  </office:meta>
</office:document-meta>
</file>